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StarSymbol" svg:font-family="StarSymbol"/>
    <style:font-face style:name="Courier" svg:font-family="Courier" style:font-family-generic="modern" style:font-pitch="fixed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Lucida Sans" svg:font-family="'Lucida Sans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ucida Sans" fo:font-size="20pt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style:font-name="Lucida Sans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Lucida Sans"/>
    </style:style>
    <style:style style:name="P4" style:family="paragraph" style:parent-style-name="Standard">
      <style:text-properties style:font-name="Lucida Sans"/>
    </style:style>
    <style:style style:name="P5" style:family="paragraph" style:parent-style-name="Standard">
      <style:text-properties style:font-name="Lucida Sans" fo:font-size="16pt" style:font-size-asian="16pt" style:font-size-complex="16pt"/>
    </style:style>
    <style:style style:name="P6" style:family="paragraph" style:parent-style-name="Standard">
      <style:text-properties style:font-name="Lucida Sans" fo:font-size="10pt" style:font-size-asian="10pt" style:font-size-complex="10pt"/>
    </style:style>
    <style:style style:name="P7" style:family="paragraph" style:parent-style-name="Standard" style:list-style-name="L1">
      <style:text-properties style:font-name="Lucida Sans" fo:font-size="10pt" style:font-size-asian="10pt" style:font-size-complex="10pt"/>
    </style:style>
    <style:style style:name="P8" style:family="paragraph" style:parent-style-name="Standard">
      <style:text-properties style:font-name="Courier" fo:font-size="10pt" style:font-size-asian="10pt" style:font-size-complex="10pt"/>
    </style:style>
    <style:style style:name="P9" style:family="paragraph" style:parent-style-name="Standard">
      <style:text-properties style:font-name="Lucida Sans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 style:list-style-name="L2">
      <style:text-properties style:font-name="Lucida Sans" fo:font-size="10pt" style:font-size-asian="10pt" style:font-size-complex="10pt"/>
    </style:style>
    <style:style style:name="P11" style:family="paragraph" style:parent-style-name="Standard">
      <style:text-properties style:font-name="Lucida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text-properties style:font-name="Lucida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3" style:family="paragraph" style:parent-style-name="Standard">
      <style:text-properties style:font-name="Courie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Courie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ucida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ucida Sans" fo:font-size="10pt" fo:font-style="normal" style:font-size-asian="10pt" style:font-style-asian="normal" style:font-size-complex="10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Lucida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Courie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style:font-name="Lucida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Courie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1" style:family="paragraph" style:parent-style-name="Standard">
      <style:text-properties fo:color="#ff0000" style:font-name="Lucida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text-properties style:font-name="Courier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Courier"/>
    </style:style>
    <style:style style:name="T4" style:family="text">
      <style:text-properties style:font-name="Lucida Sans"/>
    </style:style>
    <style:style style:name="T5" style:family="text">
      <style:text-properties style:font-name="Lucida Sans" fo:font-weight="bold" style:font-weight-asian="bold" style:font-weight-complex="bold"/>
    </style:style>
    <style:style style:name="T6" style:family="text">
      <style:text-properties style:font-name="Lucida Sans"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style:font-name="Courier"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pArmor Profile Parser Library Tutorial</text:p>
      <text:p text:style-name="P2">Version 1</text:p>
      <text:p text:style-name="P3"><text:span text:style-name="T1">Matt Barringer &lt;</text:span><text:a xlink:type="simple" xlink:href="mailto:mbarringer@suse.de"><text:span text:style-name="T2">mbarringer@suse.de</text:span></text:a><text:span text:style-name="T1">&gt;</text:span></text:p>
      <text:p text:style-name="P4"/>
      <text:p text:style-name="P5">Introduction</text:p>
      <text:p text:style-name="P6"/>
      <text:p text:style-name="P6">This tutorial has been written with two assumptions in mind:</text:p>
      <text:list text:style-name="L1">
        <text:list-item>
          <text:p text:style-name="P7">You are familiar with AppArmor, the open source system security software.</text:p>
        </text:list-item>
        <text:list-item>
          <text:p text:style-name="P7">You have an interest in working with AppArmor security policies, also known as “profiles”.</text:p>
        </text:list-item>
      </text:list>
      <text:p text:style-name="P6"/>
      <text:p text:style-name="P6">The latter is not an exciting topic; manipulating security policies programmatically is often frustrating and confusing, an undertaking one should only do with a clear goal in mind. <text:s/>However, the intent of the AppArmor Profile Parser Library (<text:span text:style-name="T3">libaaprofileparse</text:span>) is to make it as easy as possible to work with AppArmor security policies without sacrificing completeness, so hopefully you won't find this a particularly painful process.</text:p>
      <text:p text:style-name="P6"/>
      <text:p text:style-name="P5">The Overview</text:p>
      <text:p text:style-name="P6"/>
      <text:p text:style-name="P8">libaaprofileparse<text:span text:style-name="T4"> serves a single function: if you hand it the name of a profile, it will parse it and return a “parse tree” - a tree of </text:span><text:span text:style-name="T5">ParseNode</text:span><text:span text:style-name="T6"> objects that represent the structure of the profile. <text:s/>The </text:span><text:span text:style-name="T5">ParseNode</text:span><text:span text:style-name="T6"> objects all have links to particular “elements” of the profile; the individual particular bits of data like variable assignments, or options, or sub-profiles.</text:span></text:p>
      <text:p text:style-name="P9"/>
      <text:p text:style-name="P5">Anatomy of a Profile</text:p>
      <text:p text:style-name="P6"/>
      <text:p text:style-name="P6">A profile in the AppArmor world is two things: the file that contains a variables and rules and comments and include statements, as well as the sections in that file that describe what a program can and cannot access. <text:s/>From here on, a “profile” will refer to the file, and a “sub-profile” will refer to the portion of the profile that grants access to specified programs.</text:p>
      <text:p text:style-name="P6"/>
      <text:p text:style-name="P6">A profile consists of 5 classes of items:</text:p>
      <text:list text:style-name="L2">
        <text:list-item>
          <text:p text:style-name="P10">Comments</text:p>
        </text:list-item>
        <text:list-item>
          <text:p text:style-name="P10">Include statements</text:p>
        </text:list-item>
        <text:list-item>
          <text:p text:style-name="P10">Sub-profiles</text:p>
        </text:list-item>
        <text:list-item>
          <text:p text:style-name="P10">Options</text:p>
        </text:list-item>
        <text:list-item>
          <text:p text:style-name="P10">Variable assignments</text:p>
        </text:list-item>
      </text:list>
      <text:p text:style-name="P6"/>
      <text:p text:style-name="P6"><text:span text:style-name="T7">Comments</text:span> are indicated with a <text:span text:style-name="T8">#</text:span><text:span text:style-name="T9">, and there are three types of comments: the “start of line” comments, the “comment blocks”, and the “end of line” comments. <text:s/>The first two have a great deal of similarity: if a </text:span><text:span text:style-name="T8">#</text:span><text:span text:style-name="T9"> is the first character on a line, it is a “start of line” comment, and if there are sequential lines </text:span>of comments<text:span text:style-name="T9">, they will become “comment blocks” if they are immediately followed by another item, attached to that item's </text:span><text:span text:style-name="T10">ParseNode</text:span><text:span text:style-name="T11">. <text:s/>End of line comments are, of course, comments that come after any other item, and are also attached to the appropriate </text:span><text:span text:style-name="T10">ParseNode</text:span><text:span text:style-name="T11">.</text:span></text:p>
      <text:p text:style-name="P11"/>
      <text:p text:style-name="P12">Include statements<text:span text:style-name="T12"> have a few acceptable ways of being expressed: </text:span><text:span text:style-name="T13">#include &lt;file&gt;</text:span><text:span text:style-name="T12">, like C includes, </text:span><text:span text:style-name="T13">#include “file”</text:span><text:span text:style-name="T12">, also like C includes, or “</text:span><text:span text:style-name="T13">include &lt;file&gt;</text:span><text:span text:style-name="T12">”, without the </text:span><text:span text:style-name="T13">#</text:span><text:span text:style-name="T12"> character. <text:s/>For example:</text:span></text:p>
      <text:p text:style-name="P13"/>
      <text:p text:style-name="P14">#include &lt;filename&gt;</text:p>
      <text:p text:style-name="P14">#include “filename”</text:p>
      <text:p text:style-name="P14">include “filename”</text:p>
      <text:p text:style-name="P14">include &lt;filename&gt;</text:p>
      <text:p text:style-name="P15"/>
      <text:p text:style-name="P15">All filenames are assumed to be relative to the <text:span text:style-name="T8">/etc/apparmor.d</text:span> directory, even when given a full pathname.</text:p>
      <text:p text:style-name="P11"/>
      <text:p text:style-name="P16"/>
      <text:p text:style-name="P17">Options<text:span text:style-name="T12"> aren't actually used by AppArmor yet, but that could change at any time. <text:s/>Like the name suggests, they set various options for the profile.</text:span></text:p>
      <text:p text:style-name="P15"/>
      <text:p text:style-name="P17">Variable assignments:<text:span text:style-name="T12"> AppArmor has two types of variables: a </text:span><text:span text:style-name="T13">list variable</text:span><text:span text:style-name="T12"> which can contain multiple string values, and a </text:span><text:span text:style-name="T13">boolean variable</text:span><text:span text:style-name="T12"> which you can probably figure out for yourself. <text:s/>Variables are expressed either as </text:span><text:span text:style-name="T14">@{listVariable} </text:span><text:span text:style-name="T12">or</text:span><text:span text:style-name="T14"> ${boolVariable}.</text:span></text:p>
      <text:p text:style-name="P18"/>
      <text:p text:style-name="P12">Sub-profiles<text:span text:style-name="T12"> define what a program is allowed to access. <text:s/>For example:</text:span></text:p>
      <text:p text:style-name="P11"/>
      <text:p text:style-name="P14">/path/to/program flags=(complain) {</text:p>
      <text:p text:style-name="P14">/path/somewhere/exe rwUx</text:p>
      <text:p text:style-name="P14">/path/to/something rw,</text:p>
      <text:p text:style-name="P14">rUx /path/to/something/else ,</text:p>
      <text:p text:style-name="P14">}</text:p>
      <text:p text:style-name="P18"/>
      <text:p text:style-name="P15">Within a <text:span text:style-name="T7">sub-profile</text:span> there are a number of components:</text:p>
      <text:list text:style-name="L3">
        <text:list-item>
          <text:p text:style-name="P19">Access rules<text:span text:style-name="T12">, which control file access.</text:span></text:p>
        </text:list-item>
        <text:list-item>
          <text:p text:style-name="P19">Capability rules<text:span text:style-name="T12">, which control access to POSIX capabilities as definied in </text:span><text:span text:style-name="T14">capabilities(7)</text:span><text:span text:style-name="T12"> manpage.</text:span></text:p>
        </text:list-item>
        <text:list-item>
          <text:p text:style-name="P19">Audit blocks<text:span text:style-name="T12"> direct AppArmor to log file access regardless of whether the access is PERMITTED or DENIED.</text:span></text:p>
        </text:list-item>
        <text:list-item>
          <text:p text:style-name="P19">Change profile <text:span text:style-name="T12">is like </text:span><text:span text:style-name="T14">change_hat </text:span><text:span text:style-name="T12">only it allows a program to change into any profile, not just hats.</text:span></text:p>
        </text:list-item>
        <text:list-item>
          <text:p text:style-name="P19">Network rules<text:span text:style-name="T12"> control what network access a program is granted.</text:span></text:p>
        </text:list-item>
        <text:list-item>
          <text:p text:style-name="P19">Conditionals <text:span text:style-name="T12">are simple if/else constructs that allow an administrator to turn rules on and off depending on the value of the variables. <text:s/>Conditionals also have a small number of </text:span>functions<text:span text:style-name="T12"> that can be used to evaluate variables, or to cause an error or warning to be printed to the screen.</text:span></text:p>
        </text:list-item>
      </text:list>
      <text:p text:style-name="P15"/>
      <text:p text:style-name="P15">To get a better idea of how they all fit together, here's a highly contrived annotated profile:</text:p>
      <text:p text:style-name="P15"/>
      <text:p text:style-name="P18"># This is a <text:span text:style-name="T7">comment</text:span></text:p>
      <text:p text:style-name="P18">#include &lt;filename&gt; <text:s/># Comments can come after include statements.</text:p>
      <text:p text:style-name="P18"/>
      <text:p text:style-name="P18"># These next two are options.</text:p>
      <text:p text:style-name="P18">version “2.0”</text:p>
      <text:p text:style-name="P18">encoding UTF-8</text:p>
      <text:p text:style-name="P18"/>
      <text:p text:style-name="P18"># Let's define some variables:</text:p>
      <text:p text:style-name="P18">${variable1} = true # Boolean variable</text:p>
      <text:p text:style-name="P18">@{HOMEDIR} = /home/ # A list variable</text:p>
      <text:p text:style-name="P18">@{USER} = username</text:p>
      <text:p text:style-name="P18"/>
      <text:p text:style-name="P18"># You can also assign list variable values to other list variables</text:p>
      <text:p text:style-name="P18">@{HOME} = @{HOMEDIR} # Now @{HOME} = /home</text:p>
      <text:p text:style-name="P18"/>
      <text:p text:style-name="P18"># And append variable values</text:p>
      <text:p text:style-name="P18">@{HOME} += @{USER} # Now @{HOME} = /home/username</text:p>
      <text:p text:style-name="P18"/>
      <text:p text:style-name="P18"># This comment will be attached</text:p>
      <text:p text:style-name="P18"># to this <text:span text:style-name="T7">sub-profile</text:span>.</text:p>
      <text:p text:style-name="P18">/bin/exe # End of line comments on sub-profiles turn into one large EOL comment.</text:p>
      <text:p text:style-name="P18">{</text:p>
      <text:p text:style-name="P18"><text:tab/>capability capone , # <text:span text:style-name="T7">Capability</text:span></text:p>
      <text:p text:style-name="P18"><text:tab/>/bin/true<text:tab/>rwUx , # <text:span text:style-name="T7">Access rule</text:span></text:p>
      <text:p text:style-name="P18"><text:tab/># The following is an <text:span text:style-name="T7">audit block</text:span>.</text:p>
      <text:p text:style-name="P18"><text:tab/>audit {</text:p>
      <text:p text:style-name="P18"><text:tab/><text:tab/># Whenever /bin/exe accesses /etc/passwd, it will be logged,</text:p>
      <text:p text:style-name="P18"><text:tab/><text:tab/># regardless of if the access was allowed or denied.</text:p>
      <text:p text:style-name="P18"><text:tab/><text:tab/>/etc/passwd rw ,</text:p>
      <text:p text:style-name="P18"><text:tab/>}</text:p>
      <text:p text:style-name="P18"><text:tab/></text:p>
      <text:p text:style-name="P18"><text:tab/>change_profile /profile , #<text:span text:style-name="T7"> </text:span>A <text:span text:style-name="T7">change profile</text:span> directive.</text:p>
      <text:p text:style-name="P18"><text:tab/>network inet tcp ,<text:tab/># Allow the program some <text:span text:style-name="T7">network access</text:span></text:p>
      <text:p text:style-name="P20"/>
      <text:p text:style-name="P20"><text:tab/><text:span text:style-name="T12"># Time for some </text:span>conditional<text:span text:style-name="T12"> use.</text:span></text:p>
      <text:p text:style-name="P18"><text:tab/># If ${variable1} is true, the rules</text:p>
      <text:p text:style-name="P18"><text:tab/># in the if block should be used. <text:s/>Otherwise,</text:p>
      <text:p text:style-name="P18"><text:tab/># use the ones in the else block.</text:p>
      <text:p text:style-name="P18"><text:tab/>if ( ${variable1} )</text:p>
      <text:p text:style-name="P18"><text:tab/>{</text:p>
      <text:p text:style-name="P18"><text:tab/><text:tab/>warn(“variable1 is true!”)</text:p>
      <text:p text:style-name="P18"><text:tab/><text:tab/></text:p>
      <text:p text:style-name="P18"><text:tab/>}</text:p>
      <text:p text:style-name="P18"><text:tab/>else</text:p>
      <text:p text:style-name="P18"><text:tab/>{</text:p>
      <text:p text:style-name="P18"><text:tab/><text:tab/>error(“variable1 should be true!”)</text:p>
      <text:p text:style-name="P18"><text:tab/>}</text:p>
      <text:p text:style-name="P18"/>
      <text:p text:style-name="P18"><text:tab/># Feel free to combine variables</text:p>
      <text:p text:style-name="P18"><text:tab/>if ( ${variable1} and defined ( @{HOME} ) )</text:p>
      <text:p text:style-name="P18"><text:tab/>{</text:p>
      <text:p text:style-name="P18"><text:tab/><text:tab/>warn(“Just like before!”)</text:p>
      <text:p text:style-name="P18"><text:tab/>}</text:p>
      <text:p text:style-name="P18"/>
      <text:p text:style-name="P18"><text:tab/># Or negate them. <text:s/>In this example, if ${variable1}</text:p>
      <text:p text:style-name="P18"><text:tab/># is true, the conditional will evaluate to false,</text:p>
      <text:p text:style-name="P18"><text:tab/># using the else branch. <text:s/>If ${variable1} is false,</text:p>
      <text:p text:style-name="P18"><text:tab/># the conditional will evaluate to true, using the</text:p>
      <text:p text:style-name="P18"><text:tab/># if branch.</text:p>
      <text:p text:style-name="P18"><text:tab/>if ( not ${variable1} )</text:p>
      <text:p text:style-name="P18"><text:tab/>{</text:p>
      <text:p text:style-name="P18"><text:tab/><text:tab/>warn(“Variable one must be false!”);</text:p>
      <text:p text:style-name="P18"><text:tab/>}</text:p>
      <text:p text:style-name="P18"><text:tab/>else</text:p>
      <text:p text:style-name="P18"><text:tab/>{</text:p>
      <text:p text:style-name="P18"><text:tab/><text:tab/>warn(“Variable one is true!”);</text:p>
      <text:p text:style-name="P18"><text:tab/>}</text:p>
      <text:p text:style-name="P18"/>
      <text:p text:style-name="P5">Working with the C API</text:p>
      <text:p text:style-name="P6"/>
      <text:p text:style-name="P6">As I mentioned before, the <text:span text:style-name="T12">parse tree is made up of two types of structs:</text:span><text:span text:style-name="T7"> </text:span><text:span text:style-name="T12">the </text:span><text:span text:style-name="T7">ParseNode </text:span><text:span text:style-name="T12">structs, which make up the actual structure of the profile, and various “element” structs, like </text:span><text:span text:style-name="T7">Conditional</text:span><text:span text:style-name="T12"> or </text:span><text:span text:style-name="T7">Include</text:span><text:span text:style-name="T12"> or </text:span><text:span text:style-name="T7">Rule</text:span><text:span text:style-name="T12">, etc. <text:s/>They contain the actual data that is in the profile. <text:s/>Since the tree is nothing more than a linked list, you can easily walk the tree recursively, which you'll see in the following example sections. <text:s/>Now, though, let's look at the API.</text:span></text:p>
      <text:p text:style-name="P9"/>
      <text:p text:style-name="P9">The main entry point into the parser is the <text:span text:style-name="T3">parse_file </text:span>function. <text:s/>It takes a path to a file, and returns a tree of <text:span text:style-name="T7">ParseNode</text:span> structs. <text:s/>To see if there are any parse errors, check to see if <text:span text:style-name="T7">mError</text:span> is set to 1, and if it is, take a look at the <text:span text:style-name="T7">Exception </text:span>pointer dangling off <text:span text:style-name="T7">pError.</text:span> Assuming that you don't have any errors set, you are now holding a <text:span text:style-name="T7">ParseNode </text:span>with a void pointer off of <text:span text:style-name="T7">pData </text:span>to a <text:span text:style-name="T7">File</text:span> node. <text:s/>The <text:span text:style-name="T7">File</text:span> node represents a file on disk, but not an <text:span text:style-name="T8">include</text:span><text:span text:style-name="T9"> file on disk; those are represented as </text:span><text:span text:style-name="T10">Include</text:span><text:span text:style-name="T9"> nodes for now (</text:span><text:span text:style-name="T10">Note: this will probably change!!!</text:span><text:span text:style-name="T9">).</text:span></text:p>
      <text:p text:style-name="P11"/>
      <text:p text:style-name="P11">The <text:span text:style-name="T7">ParseNode</text:span> has a number of pointers pointing off of it - a root node, a child node, a sibling node, and an (unused, for now) parent node, in addition to a pair of <text:span text:style-name="T7">Comment </text:span>pointers which may lead to a “comment block” or an “end of line comment”, and a strange thing called the <text:span text:style-name="T7">VariableList</text:span>. </text:p>
      <text:p text:style-name="P11"/>
      <text:p text:style-name="P21">TODO: Finish this section</text:p>
      <text:p text:style-name="P5"/>
      <text:p text:style-name="P5">Example</text:p>
      <text:p text:style-name="P5"/>
      <text:p text:style-name="P6">Finally, a very simple example program:</text:p>
      <text:p text:style-name="P6"/>
      <text:p text:style-name="P8">#include &lt;stdio.h&gt;</text:p>
      <text:p text:style-name="P8">#include &lt;stdlib.h&gt;</text:p>
      <text:p text:style-name="P8">#include “libaaprofileparse.h”</text:p>
      <text:p text:style-name="P8"/>
      <text:p text:style-name="P8">/* print_node, obviously, prints a node. <text:s/>We will use it to recursively walk the <text:s/></text:p>
      <text:p text:style-name="P8"><text:s/>* tree.</text:p>
      <text:p text:style-name="P8"><text:s/>*/</text:p>
      <text:p text:style-name="P8">void print_node(<text:span text:style-name="T7">ParseNode</text:span> *node);</text:p>
      <text:p text:style-name="P8"/>
      <text:p text:style-name="P8">int main (int argc, char **argv)</text:p>
      <text:p text:style-name="P8">{</text:p>
      <text:p text:style-name="P8"><text:tab/>/* This will, hopefully, be the root node of the tree. */</text:p>
      <text:p text:style-name="P8"><text:tab/><text:span text:style-name="T7">ParseNode</text:span> *tree = NULL;</text:p>
      <text:p text:style-name="P8"><text:tab/>/* Parse it */</text:p>
      <text:p text:style-name="P8"><text:tab/>tree = parse_file(“/home/matt/example_profile”);</text:p>
      <text:p text:style-name="P8"><text:tab/>/* Check for errors */</text:p>
      <text:p text:style-name="P8"><text:tab/>if (tree == NULL) return(-1);</text:p>
      <text:p text:style-name="P8"><text:tab/>if (tree-&gt;mError == 1)</text:p>
      <text:p text:style-name="P8"><text:tab/>{</text:p>
      <text:p text:style-name="P8"><text:tab/><text:tab/>/* Uh oh. <text:s/>Let's print out the problem. */</text:p>
      <text:p text:style-name="P8"><text:tab/><text:tab/>printf("There was a parse error:\n");</text:p>
      <text:p text:style-name="P8"><text:tab/><text:tab/>printf("Name: %s\n", tree-&gt;pError-&gt;pName);</text:p>
      <text:p text:style-name="P8"><text:tab/><text:tab/>printf("Message: %s\n", tree-&gt;pError-&gt;pMessage);</text:p>
      <text:p text:style-name="P8"><text:tab/><text:tab/>printf("Line / Position: %i / %i\n", tree-&gt;pError-&gt;mLine, </text:p>
      <text:p text:style-name="P8"><text:tab/><text:tab/><text:tab/><text:tab/><text:tab/><text:tab/><text:tab/><text:tab/><text:tab/>tree-&gt;pError-&gt;mPos);</text:p>
      <text:p text:style-name="P8"><text:tab/><text:tab/>return(-1);</text:p>
      <text:p text:style-name="P8"><text:tab/>}</text:p>
      <text:p text:style-name="P8"><text:tab/>/* Since there wasn't an error, let's continue */</text:p>
      <text:p text:style-name="P8"><text:tab/>print_node(tree);</text:p>
      <text:p text:style-name="P8"/>
      <text:p text:style-name="P8"><text:tab/>/* It's important to clean up all of the memory associated with the tree</text:p>
      <text:p text:style-name="P8"><text:s text:c="7"/>* when you're done with it.</text:p>
      <text:p text:style-name="P8"><text:tab/> */</text:p>
      <text:p text:style-name="P8"><text:tab/>cleanup_parse_tree(tree);</text:p>
      <text:p text:style-name="P8"><text:tab/>return(0);</text:p>
      <text:p text:style-name="P8">}</text:p>
      <text:p text:style-name="P8"/>
      <text:p text:style-name="P8">void print_node(<text:span text:style-name="T7">ParseNode</text:span><text:span text:style-name="T12"> *node)</text:span></text:p>
      <text:p text:style-name="P22">{</text:p>
      <text:p text:style-name="P22"><text:tab/>if (node == NULL) return;</text:p>
      <text:p text:style-name="P22"/>
      <text:p text:style-name="P22"><text:tab/>/* We'll just print out details on every rule that we find. */</text:p>
      <text:p text:style-name="P22"><text:tab/>if (node-&gt;mType == ELEMENT_RULE)</text:p>
      <text:p text:style-name="P22"><text:tab/>{</text:p>
      <text:p text:style-name="P22"><text:tab/><text:tab/><text:span text:style-name="T7">Rule</text:span> *thisRule = (<text:span text:style-name="T7">Rule</text:span> *) node-&gt;pData;</text:p>
      <text:p text:style-name="P22"><text:tab/><text:tab/>printf(”Resource: %s\n", thisRule-&gt;pResource);</text:p>
      <text:p text:style-name="P22"><text:tab/><text:tab/>printf("Expanded resource: %s\n", thisRule-&gt;pExpandedResource);</text:p>
      <text:p text:style-name="P22"><text:tab/><text:tab/>printf("Mode: %s\n", thisRule-&gt;pPermString);</text:p>
      <text:p text:style-name="P22"><text:tab/>}</text:p>
      <text:p text:style-name="P22"/>
      <text:p text:style-name="P22"><text:tab/>/* And let's make sure that we follow the conditional paths, as well */</text:p>
      <text:p text:style-name="P22"><text:tab/>else if (node-&gt;mType == ELEMENT_CONDITIONAL)</text:p>
      <text:p text:style-name="P22"><text:tab/>{</text:p>
      <text:p text:style-name="P22"><text:tab/><text:tab/><text:span text:style-name="T7">Conditional</text:span> *thisCond = (Conditional *) node-&gt;pData;</text:p>
      <text:p text:style-name="P22"><text:tab/><text:tab/>print_node(thisCond-&gt;pIfBranch);</text:p>
      <text:p text:style-name="P22"><text:tab/><text:tab/>print_node(thisCond-&gt;pElseBranch);</text:p>
      <text:p text:style-name="P22"><text:tab/>}</text:p>
      <text:p text:style-name="P22"/>
      <text:p text:style-name="P22"><text:tab/>/* Sure, let's print an end of line comment, if it's there */</text:p>
      <text:p text:style-name="P22"><text:tab/>if (node-&gt;pEOLComment != NULL)</text:p>
      <text:p text:style-name="P22"><text:tab/>{</text:p>
      <text:p text:style-name="P22"><text:tab/><text:tab/>if (node-&gt;pEOLComment-&gt;pCommentText != NULL)</text:p>
      <text:p text:style-name="P22"><text:tab/><text:tab/><text:tab/>printf("End of line comment: %s\n", </text:p>
      <text:p text:style-name="P22"><text:tab/><text:tab/><text:tab/><text:tab/><text:tab/>node-&gt;pEOLComment-&gt;pCommentText);</text:p>
      <text:p text:style-name="P22"><text:tab/>}</text:p>
      <text:p text:style-name="P22"><text:tab/>/* Print out the child nodes, and it's siblings */</text:p>
      <text:p text:style-name="P22"><text:tab/>if (node-&gt;pChild != NULL)</text:p>
      <text:p text:style-name="P22"><text:tab/>{</text:p>
      <text:p text:style-name="P22"><text:tab/><text:tab/>ParseNode *childNode = node-&gt;pChild;</text:p>
      <text:p text:style-name="P22"><text:tab/><text:tab/>while (childNode != NULL)</text:p>
      <text:p text:style-name="P22"><text:tab/><text:tab/>{</text:p>
      <text:p text:style-name="P22"><text:tab/><text:tab/><text:tab/>print_node(childNode);</text:p>
      <text:p text:style-name="P22"><text:tab/><text:tab/><text:tab/>childNode = childNode-&gt;pSibling;</text:p>
      <text:p text:style-name="P22"><text:tab/><text:tab/>}</text:p>
      <text:p text:style-name="P22"><text:tab/>}</text:p>
      <text:p text:style-name="P22">}</text:p>
      <text:p text:style-name="P22"/>
      <text:p text:style-name="P9">There you have 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StarSymbol" svg:font-family="StarSymbol"/>
    <style:font-face style:name="Courier" svg:font-family="Courier" style:font-family-generic="modern" style:font-pitch="fixed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Lucida Sans" svg:font-family="'Lucida Sans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 AMT" fo:font-size="12pt" fo:language="en" fo:country="US" style:font-name-asian="Albany AMT1" style:font-size-asian="12pt" style:language-asian="en" style:country-asian="US" style:font-name-complex="Albany AMT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 AMT" fo:font-size="14pt" style:font-name-asian="Albany AMT1" style:font-size-asian="14pt" style:font-name-complex="Albany AMT1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matt</meta:initial-creator>
    <meta:creation-date>2007-08-17T00:27:25</meta:creation-date>
    <dc:creator>matt</dc:creator>
    <dc:date>2007-08-19T11:56:51</dc:date>
    <dc:language>en-US</dc:language>
    <meta:editing-cycles>54</meta:editing-cycles>
    <meta:editing-duration>PT4H58M1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5" meta:paragraph-count="177" meta:word-count="1435" meta:character-count="9056"/>
  </office:meta>
</office:document-meta>
</file>